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table table:name="Risik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s kann kein neuer Schüler erfasst werden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Die Zuordnung der Angehörigen zum Schüler wird nicht korrekt gemacht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Die Zuordnung der Adressen zum Schüler und/oder den Angehörigen wird nicht korrekt gemacht</text:p>
          </table:table-cell>
        </table:table-row>
      </table:table>
      <table:table table:name="Logische Testfälle" table:style-name="ta1"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6" table:default-cell-style-name="ce1"/>
        <table:table-column table:style-name="co7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Neuen Schüler erfassen</text:p>
          </table:table-cell>
          <table:table-cell office:value-type="string" calcext:value-type="string">
            <text:p>Neuen Schüler erfassen, der noch nicht in der Datenbank existie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bereits vorhanden</text:p>
          </table:table-cell>
          <table:table-cell office:value-type="string" calcext:value-type="string">
            <text:p>Schüler erfassen, es existiert bereits ein Schüler mit den gleichen Attributen (Name, Adresse, Geburtsdatum) in der Datenb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ähnlicher Schüler bereits vorhanden</text:p>
          </table:table-cell>
          <table:table-cell office:value-type="string" calcext:value-type="string">
            <text:p>Schüler erfassen, ein Schüler mit ähnlichen Attributen (gleicher Name, abweichende Adresse) ist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gleicher Angehöriger vorhanden</text:p>
          </table:table-cell>
          <table:table-cell office:value-type="string" calcext:value-type="string">
            <text:p>Schüler erfassen, ein Angehöriger mit gleichen Attributen (Name, Adresse) ist bereits in der Datenbank vorhand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ähnlicher Angehöriger vorhanden</text:p>
          </table:table-cell>
          <table:table-cell office:value-type="string" calcext:value-type="string">
            <text:p>Schüler erfassen, ein Angehöriger mit ähnlichen Attributen (gleicher Name, abweichende Adresse) ist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mehrere ähnliche Angehörige vorhanden</text:p>
          </table:table-cell>
          <table:table-cell office:value-type="string" calcext:value-type="string">
            <text:p>Schüler erfassen, mehrere Angehörige mit ähnlichen Attributen (gleicher Name, abweichende Adresse) sind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Geschwister vorhanden</text:p>
          </table:table-cell>
          <table:table-cell office:value-type="string" calcext:value-type="string">
            <text:p>Schüler erfassen, mindestens ein Geschwister ist bereits in der Datenbank vorhand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8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Plausibilitätsüberprüfung von Attributen</text:p>
          </table:table-cell>
          <table:table-cell office:value-type="string" calcext:value-type="string">
            <text:p>Obligatorische Attributen, Minimal-/Maximal-Längen, Formatierung (z.B. Datum)</text:p>
          </table:table-cell>
          <table:table-cell office:value-type="string" calcext:value-type="string">
            <text:p>durch Unittests abgedeck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9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Konsistenz Schüler/Angehörige</text:p>
          </table:table-cell>
          <table:table-cell office:value-type="string" calcext:value-type="string">
            <text:p>Rechnungsempfänger gesetzt, vollständiger Name, vollständige Adresse</text:p>
          </table:table-cell>
          <table:table-cell office:value-type="string" calcext:value-type="string">
            <text:p>durch Unittests abgedeck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krete Testfälle" table:style-name="ta1">
        <table:table-column table:style-name="co8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9" table:number-columns-repeated="4" table:default-cell-style-name="ce1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Mutter-Adresse wie</text:p>
          </table:table-cell>
          <table:table-cell office:value-type="string" calcext:value-type="string">
            <text:p>Vater-Adresse wie</text:p>
          </table:table-cell>
          <table:table-cell office:value-type="string" calcext:value-type="string">
            <text:p>Drittperson-Adresse wie</text:p>
          </table:table-cell>
          <table:table-cell office:value-type="string" calcext:value-type="string">
            <text:p>Rechnungsempfän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gleiche Adresse</text:p>
          </table:table-cell>
          <table:table-cell office:value-type="string" calcext:value-type="string">
            <text:p>Mutter (Rechnungsempfänger) gleiche Adresse wie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 Adresse</text:p>
          </table:table-cell>
          <table:table-cell office:value-type="string" calcext:value-type="string">
            <text:p>Mutter (Rechnungsempfänger) abweichende Adresse von Schül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<text:s/>(R-Empf.), Vater gleiche Adresse</text:p>
          </table:table-cell>
          <table:table-cell office:value-type="string" calcext:value-type="string">
            <text:p>Mutter (Rechnungsempfänger) und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gleiche Adresse</text:p>
          </table:table-cell>
          <table:table-cell office:value-type="string" calcext:value-type="string">
            <text:p>Vater (Rechnungsempfänger) gleiche Adresse wie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abweichende Adresse</text:p>
          </table:table-cell>
          <table:table-cell office:value-type="string" calcext:value-type="string">
            <text:p>Vater (Rechnungsempfänger) abweichende Adresse von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gleiche Adresse</text:p>
          </table:table-cell>
          <table:table-cell office:value-type="string" calcext:value-type="string">
            <text:p>Vater (Rechnungsempfänger) und Mut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gleiche Adresse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AFXXX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, Vater gleiche Adresse</text:p>
          </table:table-cell>
          <table:table-cell office:value-type="string" calcext:value-type="string">
            <text:p>Mutter (Rechnungsempfänger) abweichende Adresse von Schüler, Vater gleiche Adresse wie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und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AFXXX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gleiche, Vater (R-Empf.) abweichende Adresse</text:p>
          </table:table-cell>
          <table:table-cell office:value-type="string" calcext:value-type="string">
            <text:p>Vater (Rechnungsempfänger) abweichende Adresse von Schüler,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AFXXX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abweichende, Vater (R-Empf.) gleiche Adresse</text:p>
          </table:table-cell>
          <table:table-cell office:value-type="string" calcext:value-type="string">
            <text:p>Vater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abweichende Adresse</text:p>
          </table:table-cell>
          <table:table-cell office:value-type="string" calcext:value-type="string">
            <text:p>Vater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Adresse</text:p>
          </table:table-cell>
          <table:table-cell office:value-type="string" calcext:value-type="string">
            <text:p>Drittperson (Rechnungsempfänger) gleiche Adresse wie 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</text:p>
          </table:table-cell>
          <table:table-cell office:value-type="string" calcext:value-type="string">
            <text:p>Drittperson (Rechnungsempfänger) abweichende Adresse von Schü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</text:p>
          </table:table-cell>
          <table:table-cell office:value-type="string" calcext:value-type="string">
            <text:p>Drittperson (Rechnungsempfänger) und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AFXXX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 Adresse</text:p>
          </table:table-cell>
          <table:table-cell office:value-type="string" calcext:value-type="string">
            <text:p>Drittperson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, von Schüler abweichend</text:p>
          </table:table-cell>
          <table:table-cell office:value-type="string" calcext:value-type="string">
            <text:p>Drittperson (Rechnungsempfänger) und Mutter gleiche Adresse von Schüler abweichend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abweichende Adresse</text:p>
          </table:table-cell>
          <table:table-cell office:value-type="string" calcext:value-type="string">
            <text:p>Drittperson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AFXXX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, Vater abweichende/ Adresse</text:p>
          </table:table-cell>
          <table:table-cell office:value-type="string" calcext:value-type="string">
            <text:p>Drittperson (Rechnungsempfänger)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AFXXX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wie Vater, Mutter gleiche wie Schüler, Vater abweichende Adresse</text:p>
          </table:table-cell>
          <table:table-cell office:value-type="string" calcext:value-type="string">
            <text:p>Drittperson (Rechnungsempfänger) gleiche Adresse wie Vat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AFXXX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, Mutter gleiche, Vater abweichende Adresse</text:p>
          </table:table-cell>
          <table:table-cell office:value-type="string" calcext:value-type="string">
            <text:p>Drittperson (Rechnungsempfänger) abweichende Adresse von Schül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F-AFXXX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, Vater gleiche wie Mutter</text:p>
          </table:table-cell>
          <table:table-cell office:value-type="string" calcext:value-type="string">
            <text:p>Drittperson (Rechnungsempfänger) gleiche Adresse wie Schüler, Mut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AFXXX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Vater gleiche Adresse wie Mutter</text:p>
          </table:table-cell>
          <table:table-cell office:value-type="string" calcext:value-type="string">
            <text:p>Drittperson (Rechnungsempfänger), Mutter, Vater abweichende Adresse von Schüler, Vater und Drittperson gleiche Adresse wie Mutter</text:p>
          </table:table-cell>
          <table:table-cell table:number-columns-repeated="3"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AFXXX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Mutter, Vater abweichende Adresse, Vater gleiche Adresse wie Mutter</text:p>
          </table:table-cell>
          <table:table-cell office:value-type="string" calcext:value-type="string">
            <text:p>Drittperson (Rechnungsempfänger), Mutter, Va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AFXXX-01-2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und Vater abweichende Adresse</text:p>
          </table:table-cell>
          <table:table-cell office:value-type="string" calcext:value-type="string">
            <text:p>Drittperson (Rechnungsempfänger) gleiche Adresse wie Schüler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AFXXX-01-2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 von Schüler, Drittperson gleiche wie Mutter</text:p>
          </table:table-cell>
          <table:table-cell office:value-type="string" calcext:value-type="string">
            <text:p>Drittperson (Rechnungsempfänger), Mutter, Vater abweichende Adresse von Schüler, Drittperson gleiche wie Mut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2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</text:p>
          </table:table-cell>
          <table:table-cell office:value-type="string" calcext:value-type="string">
            <text:p>Drittperson (Rechnungsempfänger)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AFXXX-01-2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, Drittperson gleiche Adresse wie Vater</text:p>
          </table:table-cell>
          <table:table-cell office:value-type="string" calcext:value-type="string">
            <text:p>Drittperson (Rechnungsempfänger), Mutter, Vater abweichende Adresse von Schüler, Drittperson gleiche wie Vat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AFXXX-01-2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gleiche Adresse</text:p>
          </table:table-cell>
          <table:table-cell office:value-type="string" calcext:value-type="string">
            <text:p>Drittperson (Rechnungsempfänger), Mutter, Vater <text:s/>gleiche Adresse wie Schüler</text:p>
          </table:table-cell>
          <table:table-cell table:number-columns-repeated="3"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AFXXX-01-3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, Mutter, Vater gleiche Adresse wie Schüler</text:p>
          </table:table-cell>
          <table:table-cell office:value-type="string" calcext:value-type="string">
            <text:p>Drittperson (Rechnungsempfänger) abweichende Adresse von Schüler, Mutter,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.00.0000</text:date>, <text:time style:data-style-name="N2" text:time-value="19:20:10.6408314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6-17T20:08:40.625914956</dc:date>
    <meta:editing-duration>PT2H4M39S</meta:editing-duration>
    <meta:editing-cycles>19</meta:editing-cycles>
    <meta:document-statistic meta:table-count="3" meta:cell-count="309" meta:object-count="0"/>
  </office:meta>
</office:document-meta>
</file>